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 style:list-style-name="L1">
      <style:text-properties fo:font-size="26pt" style:font-size-asian="26pt" style:font-size-complex="26pt"/>
    </style:style>
    <style:style style:name="P3" style:family="paragraph" style:parent-style-name="Standard" style:list-style-name="L1"/>
    <style:style style:name="P4" style:family="paragraph" style:parent-style-name="Standard">
      <style:paragraph-properties fo:margin-left="2.498cm" fo:margin-right="0cm" fo:text-indent="1.249c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Text_20_body">
      <style:text-properties fo:font-weight="bold"/>
    </style:style>
    <style:style style:name="P7" style:family="paragraph" style:parent-style-name="Text_20_body">
      <style:paragraph-properties fo:margin-left="0cm" fo:margin-right="0cm" fo:text-indent="-0.635cm" style:auto-text-indent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/>
    </style:style>
    <style:style style:name="T5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<text:s/><text:tab/><text:tab/><text:tab/><text:tab/><text:tab/>Идея</text:span></text:p>
      <text:p text:style-name="Standard">Если на рынке нарисовался мощный бар превосходящий другие по размеру (силе), то вероятность продолжения этого движения высока .</text:p>
      <text:p text:style-name="Standard">Кролику важно долго держать позицию и в нее доливаться <text:span text:style-name="T1"><text:s text:c="2"/></text:span></text:p>
      <text:p text:style-name="P1"/>
      <text:p text:style-name="Standard"><text:span text:style-name="T1"><text:s text:c="16"/>Подробное описание</text:span></text:p>
      <text:p text:style-name="Standard"><text:span text:style-name="T1"><text:s text:c="10"/>Временные интервалы</text:span></text:p>
      <text:p text:style-name="Standard">День, Неделя</text:p>
      <text:p text:style-name="Standard"><text:span text:style-name="T1"><text:s text:c="5"/>Способы определения тенденции</text:span></text:p>
      <text:p text:style-name="Standard">Определяем по старшему ТФ (Неделя) Совпадение с прошлой тенденцией смотрим по раскраске </text:p>
      <text:p text:style-name="Standard"><text:span text:style-name="T1"><text:s text:c="4"/><text:tab/><text:tab/><text:tab/> Открытие позиции</text:span></text:p>
      <text:p text:style-name="Standard">Открываем в момент закрытия прошлого бара, если <text:s text:c="2"/>этот бар закрылся выше (ниже) зон застоя предшествующих ему, и он должен быть направлен в сторону основного движения.</text:p>
      <text:p text:style-name="Standard"/>
      <text:p text:style-name="Standard"><text:span text:style-name="T1"><text:s text:c="5"/><text:tab/><text:tab/><text:tab/>Закрытие позиции</text:span></text:p>
      <text:p text:style-name="Standard"><text:s/>ТР, также при образовании тренда в обратную сторону на старшем ТФ закрываем кролика</text:p>
      <text:p text:style-name="Standard"><text:span text:style-name="T1"><text:s text:c="15"/>Наращивание объема</text:span></text:p>
      <text:p text:style-name="Standard">По мере закрытия баров в нашу сторону, если день закрылся, добавили, прошло время, недельный график закрылся, еще добавили объем. </text:p>
      <text:p text:style-name="Standard"><text:span text:style-name="T1"><text:s text:c="23"/>Блок схема</text:span></text:p>
      <text:p text:style-name="Standard"><text:span text:style-name="T1"><text:s text:c="13"/>Управление рисками</text:span></text:p>
      <text:p text:style-name="Standard">Ограничение риска в месяц , неделю, день. вычисление объема открытия позиции перед каждым новым открытием позиции исключая <text:s/>доливание в позицию <text:s/></text:p>
      <text:p text:style-name="Standard"/>
      <text:p text:style-name="P4"><text:span text:style-name="T1">Плюсы и минусы</text:span></text:p>
      <text:p text:style-name="Standard">- малое количество сделок, долгое ожидание их</text:p>
      <text:list xml:id="list40334061" text:style-name="L1">
        <text:list-item>
          <text:p text:style-name="P3">всегда открытие в сторону сильного движения рынка и по этому большое количество положительных исходов</text:p>
        </text:list-item>
        <text:list-item>
          <text:p text:style-name="P2"/>
        </text:list-item>
      </text:list>
      <text:p text:style-name="P1"/>
      <text:p text:style-name="P1"/>
      <text:p text:style-name="P1"><text:bookmark text:name="_GoBack"/></text:p>
      <text:p text:style-name="Standard"><text:soft-page-break/><text:span text:style-name="T1">6 История тестирования</text:span></text:p>
      <text:p text:style-name="P6"><text:span text:style-name="T1">ТЕСТИРОВАНИЕ УСЛОВИЙ ОТКРЫТИЯ ПОЗИЦИИ</text:span></text:p>
      <text:p text:style-name="P7">1.<text:span text:style-name="T2">      </text:span>Условие 1. Проверка правильности условия, что абсолютное значение разницы цен открытия и закрытия последнего сформированного бара больше, чем текущее значение <text:span text:style-name="T3">ATR</text:span> с периодом усреднения 100, помноженное на заданный процент</text:p>
      <text:p text:style-name="P6">Условие: </text:p>
      <text:p text:style-name="Text_20_body">Если <text:span text:style-name="T3">abs</text:span> (<text:span text:style-name="T3">open – close)  &gt; ATR(100) * (1 + supremacyPercent)</text:span></text:p>
      <text:p text:style-name="Text_20_body">Проверено 3 выборочные сделки. </text:p>
      <text:p text:style-name="P6">Вывод:</text:p>
      <text:p text:style-name="Text_20_body">Условие выполняется корректно</text:p>
      <text:p text:style-name="P7">2.<text:span text:style-name="T2">      </text:span>Условие 2. Условие открытия позиции при выполнении условия 1. </text:p>
      <text:p text:style-name="P6">Условие:</text:p>
      <text:p text:style-name="Text_20_body">Открываем <text:span text:style-name="T3">SELL</text:span>, если <text:span text:style-name="T3">close</text:span> &lt; <text:span text:style-name="T3">open</text:span>, где <text:span text:style-name="T3">close</text:span> и <text:span text:style-name="T3">open</text:span> – цены закрытия и открытия на последнем сформированном баре</text:p>
      <text:p text:style-name="Text_20_body">Открываем <text:span text:style-name="T3">BUY</text:span>, если <text:span text:style-name="T3">close</text:span> &gt; <text:span text:style-name="T3">open</text:span>, где <text:span text:style-name="T3">close</text:span> и <text:span text:style-name="T3">open</text:span> – цены закрытия и открытия на последнем сформированном баре</text:p>
      <text:p text:style-name="Text_20_body">Проверено 3 выборочные сделки. </text:p>
      <text:p text:style-name="P6">Вывод:</text:p>
      <text:p text:style-name="Text_20_body">Условие выполняется корректно</text:p>
      <text:p text:style-name="P7">3.<text:span text:style-name="T2">      </text:span>Условие 3. Условие открытия позиции при выполнении  условия 1 и условия 2</text:p>
      <text:p text:style-name="P6">Условие:</text:p>
      <text:p text:style-name="Text_20_body">Если <text:span text:style-name="T3">TP</text:span> &gt; <text:span text:style-name="T3">KO</text:span>*<text:span text:style-name="T3">SL</text:span>, где <text:span text:style-name="T3">TP</text:span> – вычисленный Тейк Профит, <text:span text:style-name="T3">SL</text:span> – вычисленный стоп лосс, <text:span text:style-name="T3">KO</text:span> – коэффициент, который показывает, во сколько минимум раз тейк профит должен быть больше стоп лосса</text:p>
      <text:p text:style-name="Text_20_body">Проверено 3 выборочные сделки. </text:p>
      <text:p text:style-name="P6">Вывод: </text:p>
      <text:p text:style-name="Text_20_body">Условие выполняется корректно</text:p>
      <text:p text:style-name="Text_20_body"> </text:p>
      <text:p text:style-name="Text_20_body"><text:span text:style-name="T5">ТЕСТИРОВАНИЕ ЗАПРЕТА НА ВХОД ПО </text:span><text:span text:style-name="T4">NINETEENLINES</text:span></text:p>
      <text:p text:style-name="Text_20_body">Для проверка запрета на вход по <text:span text:style-name="T3">NineTeenLines</text:span> проверялась функция вычисления ближайших верхних и нижних уровней на одном таймфрейме. Расстояние до уровней вычислялось корректно. </text:p>
      <text:p text:style-name="P6">Вывод:</text:p>
      <text:p text:style-name="Text_20_body">Запрет на вход успешно работает</text:p>
      <text:p text:style-name="Text_20_body"> </text:p>
      <text:p text:style-name="Text_20_body"> </text:p>
      <text:p text:style-name="Standard"><text:soft-page-break/><text:span text:style-name="T1"/></text:p>
      <text:p text:style-name="Standard"><text:span text:style-name="T1"/></text:p>
      <text:p text:style-name="Standard"><text:span text:style-name="T1">7 История реальных торгов </text:span></text:p>
      <text:p text:style-name="Standard"><text:span text:style-name="T1">8 Оценки при тестировании и при реальной торговле качество входа выхода и в целом результат всей сделки относительно торгового диапазона</text:span></text:p>
      <text:p text:style-name="Standard"><text:span text:style-name="T1">9 Применение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женя</meta:initial-creator>
    <dc:creator>ghjj uijylor</dc:creator>
    <meta:editing-cycles>19</meta:editing-cycles>
    <meta:creation-date>2014-01-17T06:06:00</meta:creation-date>
    <dc:date>2014-11-21T20:18:10.83</dc:date>
    <meta:editing-duration>PT3M26S</meta:editing-duration>
    <meta:generator>OpenOffice.org/3.3$Win32 OpenOffice.org_project/330m20$Build-9567</meta:generator>
    <meta:document-statistic meta:table-count="0" meta:image-count="0" meta:object-count="0" meta:page-count="3" meta:paragraph-count="51" meta:word-count="389" meta:character-count="2785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